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01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C++ Basics</text:p>
          </table:table-cell>
          <table:table-cell office:value-type="string">
            <text:p>Notes, 1, 2</text:p>
          </table:table-cell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Functions, Overloading, Arrays, File I/O</text:p>
          </table:table-cell>
          <table:table-cell office:value-type="string">
            <text:p>3, 4, 5, 12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Review of previous week, Classes, Inheritance</text:p>
          </table:table-cell>
          <table:table-cell office:value-type="string">
            <text:p>6, 11</text:p>
          </table:table-cell>
        </table:table-row>
        <table:table-row table:style-name="ro2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Classes, Inheritance, References, Libraries, &amp; Namespaces</text:p>
          </table:table-cell>
          <table:table-cell office:value-type="string">
            <text:p>7, 14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Review of previous week, References</text:p>
          </table:table-cell>
          <table:table-cell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Pointers and References</text:p>
          </table:table-cell>
          <table:table-cell office:value-type="string">
            <text:p>8, 10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table:style-name="ce8" office:value-type="string">
            <text:p>MIDTERM EXAM</text:p>
          </table:table-cell>
          <table:table-cell table:style-name="Default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9" office:value-type="string">
            <text:p>Fourth of July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Pointers, References, Dynamic Arrays</text:p>
          </table:table-cell>
          <table:table-cell office:value-type="string">
            <text:p>8, 10</text:p>
          </table:table-cell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Operator Overloading, Friends, References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Polymorphism, Virtual Function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STL Data Structures? Templates</text:p>
          </table:table-cell>
          <table:table-cell office:value-type="string">
            <text:p>19, 16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Linked Lists, Searching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office:value-type="string">
            <text:p>Searching &amp; Sorting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office:value-type="string">
            <text:p>Stacks, Queues, Big-O</text:p>
          </table:table-cell>
          <table:table-cell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office:value-type="string">
            <text:p>Recurs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6-18T12:23:10</dc:date>
    <meta:editing-duration>PT11M56S</meta:editing-duration>
    <meta:editing-cycles>27</meta:editing-cycles>
    <meta:document-statistic meta:table-count="1" meta:cell-count="97" meta:object-count="0"/>
  </office:meta>
</office:document-meta>
</file>